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8pt" officeooo:rsid="0011e4ba" officeooo:paragraph-rsid="0011e4ba" style:font-size-asian="28pt" style:font-size-complex="28pt"/>
    </style:style>
    <style:style style:name="P2" style:family="paragraph" style:parent-style-name="Standard">
      <style:paragraph-properties fo:text-align="center" style:justify-single-word="false"/>
      <style:text-properties fo:font-size="28pt" officeooo:rsid="0011f62c" officeooo:paragraph-rsid="0011f62c" style:font-size-asian="28pt" style:font-size-complex="28pt"/>
    </style:style>
    <style:style style:name="P3" style:family="paragraph" style:parent-style-name="Standard">
      <style:paragraph-properties fo:text-align="start" style:justify-single-word="false"/>
      <style:text-properties fo:font-size="12pt" fo:font-weight="bold" officeooo:rsid="0011f62c" officeooo:paragraph-rsid="0011f62c"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1f62c" officeooo:paragraph-rsid="001cef7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27ffe" officeooo:paragraph-rsid="00127ffe"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paragraph-rsid="00127ffe"/>
    </style:style>
    <style:style style:name="P7" style:family="paragraph" style:parent-style-name="Standard">
      <style:paragraph-properties fo:text-align="start" style:justify-single-word="false"/>
      <style:text-properties fo:font-size="12pt" fo:font-weight="bold" officeooo:paragraph-rsid="001cef7d"/>
    </style:style>
    <style:style style:name="P8" style:family="paragraph" style:parent-style-name="Standard">
      <style:paragraph-properties fo:text-align="start" style:justify-single-word="false"/>
      <style:text-properties fo:font-size="12pt" fo:font-weight="normal" officeooo:rsid="0011f62c" officeooo:paragraph-rsid="0011f62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1f62c" officeooo:paragraph-rsid="001cef7d"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11f62c" officeooo:paragraph-rsid="0011f62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684fe" officeooo:paragraph-rsid="001684f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6f6fb" officeooo:paragraph-rsid="0016f6f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27ffe" officeooo:paragraph-rsid="00127ff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27ffe" officeooo:paragraph-rsid="001cef7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39899" officeooo:paragraph-rsid="00127ff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cef7d" officeooo:paragraph-rsid="001cef7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dc96c" officeooo:paragraph-rsid="001dc96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84652" officeooo:paragraph-rsid="0018465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4891d" officeooo:paragraph-rsid="0014891d"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1f62c" officeooo:paragraph-rsid="0011f62c"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4891d" officeooo:paragraph-rsid="0014891d"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af2f4" officeooo:paragraph-rsid="001af2f4"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af2f4" officeooo:paragraph-rsid="001af2f4"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39899" officeooo:paragraph-rsid="00127ffe"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af2f4" officeooo:paragraph-rsid="001af2f4"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style:text-underline-style="none" fo:font-weight="normal" officeooo:rsid="0015be58" officeooo:paragraph-rsid="0015be5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1a01c0" officeooo:paragraph-rsid="001a01c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1e8816" officeooo:paragraph-rsid="001e881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8pt" fo:font-weight="bold" officeooo:rsid="0011f62c" officeooo:paragraph-rsid="0011f62c" style:font-size-asian="15.75pt" style:font-weight-asian="bold" style:font-size-complex="18pt" style:font-weight-complex="bold"/>
    </style:style>
    <style:style style:name="P30" style:family="paragraph" style:parent-style-name="Standard">
      <style:paragraph-properties fo:text-align="start" style:justify-single-word="false"/>
      <style:text-properties fo:font-size="18pt" fo:font-weight="bold" officeooo:rsid="001dc96c" officeooo:paragraph-rsid="001dc96c" style:font-size-asian="15.75pt" style:font-weight-asian="bold" style:font-size-complex="18pt" style:font-weight-complex="bold"/>
    </style:style>
    <style:style style:name="P31" style:family="paragraph" style:parent-style-name="Standard">
      <style:paragraph-properties fo:text-align="start" style:justify-single-word="false"/>
      <style:text-properties fo:font-size="18pt" fo:font-weight="normal" officeooo:rsid="0011f62c" officeooo:paragraph-rsid="0011f62c" style:font-size-asian="15.75pt" style:font-weight-asian="normal" style:font-size-complex="18pt" style:font-weight-complex="normal"/>
    </style:style>
    <style:style style:name="P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cef7d" officeooo:paragraph-rsid="001cef7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dc96c" officeooo:paragraph-rsid="001dc96c"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14e50" officeooo:paragraph-rsid="00214e50"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style="italic" fo:font-weight="normal" officeooo:rsid="00214e50" officeooo:paragraph-rsid="00214e50"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font-size="18pt" fo:font-weight="bold" officeooo:rsid="0011f62c" officeooo:paragraph-rsid="0011f62c" style:font-size-asian="15.75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27ffe" style:font-weight-asian="normal" style:font-weight-complex="normal"/>
    </style:style>
    <style:style style:name="T3" style:family="text">
      <style:text-properties fo:font-weight="normal" officeooo:rsid="00139899" style:font-weight-asian="normal" style:font-weight-complex="normal"/>
    </style:style>
    <style:style style:name="T4" style:family="text">
      <style:text-properties fo:font-weight="normal" officeooo:rsid="001cef7d" style:font-weight-asian="normal" style:font-weight-complex="normal"/>
    </style:style>
    <style:style style:name="T5" style:family="text">
      <style:text-properties fo:font-weight="normal" officeooo:rsid="00127ffe" style:font-size-asian="10.5pt" style:font-weight-asian="normal" style:font-size-complex="12pt" style:font-weight-complex="normal"/>
    </style:style>
    <style:style style:name="T6" style:family="text">
      <style:text-properties fo:font-weight="normal" officeooo:rsid="001cef7d" style:font-size-asian="10.5pt" style:font-weight-asian="normal" style:font-size-complex="12pt" style:font-weight-complex="normal"/>
    </style:style>
    <style:style style:name="T7" style:family="text">
      <style:text-properties fo:font-variant="normal" fo:text-transform="none" fo:color="#000000" style:font-name="Liberation Serif"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Liberation Serif" fo:letter-spacing="normal" fo:font-style="normal" fo:font-weight="normal" officeooo:rsid="001cef7d" style:font-size-asian="12pt" style:font-weight-asian="normal" style:font-size-complex="12pt" style:font-weight-complex="normal"/>
    </style:style>
    <style:style style:name="T9" style:family="text">
      <style:text-properties officeooo:rsid="0016f6fb"/>
    </style:style>
    <style:style style:name="T10" style:family="text">
      <style:text-properties officeooo:rsid="00184652"/>
    </style:style>
    <style:style style:name="T11" style:family="text">
      <style:text-properties officeooo:rsid="001af2f4"/>
    </style:style>
    <style:style style:name="T12" style:family="text">
      <style:text-properties officeooo:rsid="001cef7d"/>
    </style:style>
    <style:style style:name="T13" style:family="text">
      <style:text-properties officeooo:rsid="001dc96c"/>
    </style:style>
    <style:style style:name="T14" style:family="text">
      <style:text-properties officeooo:rsid="001e4007"/>
    </style:style>
    <style:style style:name="T15" style:family="text">
      <style:text-properties officeooo:rsid="002139df"/>
    </style:style>
    <style:style style:name="T16" style:family="text">
      <style:text-properties officeooo:rsid="00214e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CPSC 4210</text:p>
      <text:p text:style-name="P1"/>
      <text:p text:style-name="P2"/>
      <text:p text:style-name="P2"/>
      <text:p text:style-name="P2"/>
      <text:p text:style-name="P2">Parallel Computing Project</text:p>
      <text:p text:style-name="P2"/>
      <text:p text:style-name="P2"/>
      <text:p text:style-name="P2"/>
      <text:p text:style-name="P2"/>
      <text:p text:style-name="P2">Joshua Vandenhoek</text:p>
      <text:p text:style-name="P2">#001142936</text:p>
      <text:p text:style-name="P2"/>
      <text:p text:style-name="P2"/>
      <text:p text:style-name="P2"/>
      <text:p text:style-name="P2"/>
      <text:p text:style-name="P2">Date: April 4, 2018</text:p>
      <text:p text:style-name="P2"/>
      <text:p text:style-name="P2"/>
      <text:p text:style-name="P2"/>
      <text:p text:style-name="P29"><text:soft-page-break/>Introduction</text:p>
      <text:p text:style-name="P29"/>
      <text:p text:style-name="P17">Matrix-matrix multiplication is a common mathematical operation, and has been extensively studied. One reason why matrix-matrix multiplication is of particular interest for high performance and parallel computing is the sheer volume of operations involved when multiplying matrices of even modest proportions together. For example, when multiplying two matrices of dimension 512 x 512 together, this results in an astonishing 268,435,456 operations once the calculation has been completed. For a matrix of 1024 x 1024, this sky rockets to 2,147,483,648 operations! Even the best serial computing hardware available today would take monumental amounts of time in order to complete this computation, so what can we do to improve performance?</text:p>
      <text:p text:style-name="P11"/>
      <text:p text:style-name="P11">The problem under study for the purposes of this project is: <text:span text:style-name="T13">how can we take advantage of serial optimizations, paralellization through OpenMP threading, and finally parallelization through GPU computation using CUDA-c to improve the runtime and rate of execution in computing a matrix-matric multiplication?</text:span> <text:span text:style-name="T13">This larger problem</text:span> comprised of a few sub-problems: </text:p>
      <text:p text:style-name="P11"/>
      <text:p text:style-name="P11">1) What optimizations can we <text:span text:style-name="T9">introduce into serial code in order to improve its runtime (e.g. loop-optimization and blocking)?</text:span></text:p>
      <text:p text:style-name="P11"/>
      <text:p text:style-name="P12">2) After producing optimal serial code, what sort of benefits can we see if we adapt the serial code to run under the OpenMP parallel execution paradigm?</text:p>
      <text:p text:style-name="P12"/>
      <text:p text:style-name="P12">3) Aside from using optimal serial code, what are some sources of optimization we can implement in the OpenMP implementation (e.g.thread scheduling)?</text:p>
      <text:p text:style-name="P12"/>
      <text:p text:style-name="P12">4) What kinds of performance gains can we expect to see if <text:span text:style-name="T10">we implement our parallel code using CUDA-c?</text:span></text:p>
      <text:p text:style-name="P12"/>
      <text:p text:style-name="P12"/>
      <text:p text:style-name="P18">To address these issues, <text:span text:style-name="T13">I have implemented a number optimization strategies and tests to see what the effects that implementation of these strategies has on the runtime (expressed in seconds) and the rate (expressed in MegaOPS/second) of this calculation.</text:span></text:p>
      <text:p text:style-name="P18"/>
      <text:p text:style-name="P17">For the purposes of comparison, I present the runtimes and rates of execution for a variety of problem sizes. I discuss the reasons for the differences observed in both runtime and rate depending on optimization strategy chosen. <text:span text:style-name="T16">Finally, I examine the calculated parallel efficiency for each of the parallelization strategies.</text:span></text:p>
      <text:p text:style-name="P17"/>
      <text:p text:style-name="P17"/>
      <text:p text:style-name="P12"/>
      <text:p text:style-name="P3"/>
      <text:p text:style-name="P8">Should see 8X runtime when doubling the size of the matrix</text:p>
      <text:p text:style-name="P31"/>
      <text:p text:style-name="P29"/>
      <text:p text:style-name="P29"/>
      <text:p text:style-name="P29"/>
      <text:p text:style-name="P29"><text:soft-page-break/>Optimization and Parallelization Strategies</text:p>
      <text:p text:style-name="P29"/>
      <text:p text:style-name="P17">Before beginning to consider parallel strategies, the first thing I examined was the effect of optimizing serial code. The strategies chosen for optimizing serial code include:</text:p>
      <text:p text:style-name="P17"/>
      <text:p text:style-name="P17">1) Loop optimization, transforming the naive “ijk” matrix multiplication paradigm into “kij” matrix multiplication, which allows me to exploit spatial locality within the cache memory of my system.</text:p>
      <text:p text:style-name="P17"/>
      <text:p text:style-name="P17">2) Blocking, which entails splitting up the large matrix into smaller blocks, maximizing re-use of elements. This allows me to exploit temporal locality within the cache memory of my system. <text:span text:style-name="T14">In order to find the best parallel time using this strategy, I tested my code using a variety of block sizes, ranging from dimension 2 to 512 in order to find the optimal block size. </text:span></text:p>
      <text:p text:style-name="P17"/>
      <text:p text:style-name="P17">Following the optimization of serial code, the next step is to examine the effects of parallelizing the computation using OpenMP threading.<text:span text:style-name="T15"> </text:span><text:s/>In order to determine the optimal performance of this strategy, I tested <text:span text:style-name="T14">each of my problem sizes (time permitting) using 1 , 2, 4, 8, 16, and 32 threads to examine the effect of thread count on execution time. For each of the thread counts, I examined the runtimes and rates of naive, loop optimized, and blocking implementations of matrix-matrix multiplication. In addition, I also tested the effect of modifying the thread scheduling technique (static, dynamic, guided). Finally, I modified the chunk size for the different thread scheduling techniques (as applicable), and noted the effects of this.</text:span></text:p>
      <text:p text:style-name="P17"/>
      <text:p text:style-name="P34">Finally, to examine the effects of utilizing GPUs for parallel code execution, I implemented both “kij” matrix multiplication (but only using global memory) and blocking multiplication using shared memory in CUDA-c. </text:p>
      <text:p text:style-name="P17"/>
      <text:p text:style-name="P17"/>
      <text:p text:style-name="P29"/>
      <text:p text:style-name="P29">Computational Experiments</text:p>
      <text:p text:style-name="P29"/>
      <text:p text:style-name="P34">The experiments I used fall generally into 3 categories: Serial, OpenMP, and CUDA-c. Each of the experiments was run on problem sizes of 512, 1024, 2048, 4096, 8192, and 16384 (where possible). The following graphs detail the results of the experiment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29"/>
      <text:p text:style-name="P19">→ Issue with 16384 segfaulting on GPU →<text:span text:style-name="T12"> won't fit in GPU memory lollol</text:span></text:p>
      <text:p text:style-name="P19"><text:soft-page-break/></text:p>
      <text:p text:style-name="P19"/>
      <text:p text:style-name="P30">Analysis and Discussion of Results</text:p>
      <text:p text:style-name="P29"/>
      <text:p text:style-name="P29"/>
      <text:p text:style-name="P29"/>
      <text:p text:style-name="P29"/>
      <text:p text:style-name="P29"/>
      <text:p text:style-name="P29">Technical Information</text:p>
      <text:p text:style-name="P31"/>
      <text:p text:style-name="P20">Medusa</text:p>
      <text:p text:style-name="P10"/>
      <text:p text:style-name="P10"/>
      <text:p text:style-name="P8">- Number of Physical Processing Cores → 2 sockets X 4 cores per socket = 8 physical processing cores</text:p>
      <text:p text:style-name="P8">- Number of Logical Processing Cores → 2 threads per core = 16 logical processing cores</text:p>
      <text:p text:style-name="P8">- CPU Speed → 3.0 GHz</text:p>
      <text:p text:style-name="P3"><text:span text:style-name="T1">- Registers →</text:span><text:span text:style-name="T2">Information Unavailable</text:span></text:p>
      <text:p text:style-name="P5"><text:span text:style-name="T1">- Cache Size</text:span><text:span text:style-name="T3">s and Organization</text:span><text:span text:style-name="T1"> →</text:span></text:p>
      <text:p text:style-name="P13"><text:tab/>4 x 64 KB 2-way set associative shared instruction caches</text:p>
      <text:p text:style-name="P13"><text:tab/>8 x 16 KB 4-way set associative data caches</text:p>
      <text:p text:style-name="P14"><text:tab/>4 x 2048 KB <text:span text:style-name="T12">16-way set associative shared exclusive L2 caches</text:span></text:p>
      <text:p text:style-name="P6"><text:span text:style-name="T5"><text:tab/></text:span><text:span text:style-name="T7">8 MB up to 64-way set associative shared cache</text:span></text:p>
      <text:p text:style-name="P5"><text:span text:style-name="T1">- </text:span><text:span text:style-name="T3">Simultaneous Multi</text:span><text:span text:style-name="T4">processing</text:span><text:span text:style-name="T3"> Enabled? → Yes, up to 2 processors</text:span></text:p>
      <text:p text:style-name="P15"/>
      <text:p text:style-name="P15"/>
      <text:p text:style-name="P25"><text:span text:style-name="T3">3</text:span><text:span text:style-name="T1">6deadshot</text:span></text:p>
      <text:p text:style-name="P22"/>
      <text:p text:style-name="P23"/>
      <text:p text:style-name="P9">- Number of Physical Processing Cores → <text:span text:style-name="T12">1</text:span> sockets X 4 cores per socket = <text:span text:style-name="T12">4</text:span> physical processing cores</text:p>
      <text:p text:style-name="P9">- Number of Logical Processing Cores → 2 threads per core = <text:span text:style-name="T12">8</text:span> logical processing cores</text:p>
      <text:p text:style-name="P9">- CPU Speed → 3.<text:span text:style-name="T12">4</text:span> GHz</text:p>
      <text:p text:style-name="P4"><text:span text:style-name="T1">- Registers →</text:span><text:span text:style-name="T2">Information Unavailable</text:span></text:p>
      <text:p text:style-name="P4"><text:span text:style-name="T2">- </text:span><text:span text:style-name="T4">Cache Sizes and Organization →</text:span></text:p>
      <text:p text:style-name="P16"><text:tab/>4 x 32 KB 8-way set associative instruction caches<text:tab/></text:p>
      <text:p text:style-name="P16"><text:tab/>4 x 32 KB 8-way set associative data caches</text:p>
      <text:p text:style-name="P16"><text:tab/>4 x 256 KB 4-way set associative L2 caches</text:p>
      <text:p text:style-name="P7"><text:span text:style-name="T6"><text:tab/></text:span><text:span text:style-name="T7">8 MB 16-way set associative shared </text:span><text:span text:style-name="T8">L3 </text:span><text:span text:style-name="T7">cache</text:span></text:p>
      <text:p text:style-name="P32">- Simultaneous Multiprocessing Enabled? → No, uniprocessor</text:p>
      <text:p text:style-name="P9"/>
      <text:p text:style-name="P15"/>
      <text:p text:style-name="P24"/>
      <text:p text:style-name="P15"/>
      <text:p text:style-name="P21">NVS 315</text:p>
      <text:p text:style-name="P21"/>
      <text:p text:style-name="P26">- Number of Physical Processing Cores → 48 CUDA Cores</text:p>
      <text:p text:style-name="P26"><text:soft-page-break/>- Number of Logical Processing Cores → 65536 blocks, maximum 1024 threads/block (but, only 1536 maximum resident threads per multi-processor)</text:p>
      <text:p text:style-name="P26">- Registers per block → 32768</text:p>
      <text:p text:style-name="P26">- GPU clock rate → 1021.48 MHz</text:p>
      <text:p text:style-name="P26">- Total Global Memory → 963.938 MB</text:p>
      <text:p text:style-name="P26">- Shared memory per block → 48KB</text:p>
      <text:p text:style-name="P26">- Warp size – 32</text:p>
      <text:p text:style-name="P26"/>
      <text:p text:style-name="P26"/>
      <text:p text:style-name="P27">Static Chunk size → 128/<text:span text:style-name="T12">default</text:span></text:p>
      <text:p text:style-name="P27">dynamic chunk size → <text:span text:style-name="T11">256 </text:span>pretty decent boost (1.5 seconds difference, rate increase of 5)</text:p>
      <text:p text:style-name="P27"/>
      <text:p text:style-name="P28">parallel performance for CUDA → use maximum resident threads count for number of parallel processors</text:p>
      <text:p text:style-name="P2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Vandenhoek</meta:initial-creator>
    <meta:creation-date>2018-04-04T13:29:26.619526868</meta:creation-date>
    <dc:date>2018-04-06T16:36:13.171180425</dc:date>
    <dc:creator>Joshua Vandenhoek</dc:creator>
    <meta:editing-duration>PT3H36M9S</meta:editing-duration>
    <meta:editing-cycles>8</meta:editing-cycles>
    <meta:generator>LibreOffice/5.0.6.2$Linux_X86_64 LibreOffice_project/00$Build-2</meta:generator>
    <meta:document-statistic meta:table-count="0" meta:image-count="0" meta:object-count="0" meta:page-count="5" meta:paragraph-count="59" meta:word-count="989" meta:character-count="6164" meta:non-whitespace-character-count="5220"/>
  </office:meta>
</office:document-meta>
</file>